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7af8"/>
    </style:style>
    <style:style style:name="P2" style:family="paragraph" style:parent-style-name="Standard">
      <style:text-properties officeooo:rsid="001d7af8" officeooo:paragraph-rsid="001d7af8"/>
    </style:style>
    <style:style style:name="P3" style:family="paragraph" style:parent-style-name="Standard">
      <style:text-properties officeooo:paragraph-rsid="001f35ee"/>
    </style:style>
    <style:style style:name="P4" style:family="paragraph" style:parent-style-name="Standard">
      <style:text-properties officeooo:rsid="001f35ee" officeooo:paragraph-rsid="001f35ee"/>
    </style:style>
    <style:style style:name="P5" style:family="paragraph" style:parent-style-name="Standard">
      <style:text-properties officeooo:rsid="001f35ee" officeooo:paragraph-rsid="001f35ee"/>
    </style:style>
    <style:style style:name="P6" style:family="paragraph" style:parent-style-name="Standard">
      <style:text-properties officeooo:rsid="001fafc7" officeooo:paragraph-rsid="001fafc7"/>
    </style:style>
    <style:style style:name="P7" style:family="paragraph" style:parent-style-name="Standard">
      <style:text-properties officeooo:rsid="001fafc7" officeooo:paragraph-rsid="0020efb9"/>
    </style:style>
    <style:style style:name="P8" style:family="paragraph" style:parent-style-name="Standard">
      <style:text-properties officeooo:rsid="001fafc7" officeooo:paragraph-rsid="002f2afe"/>
    </style:style>
    <style:style style:name="P9" style:family="paragraph" style:parent-style-name="Standard">
      <style:text-properties officeooo:rsid="001fafc7" officeooo:paragraph-rsid="00300ab0"/>
    </style:style>
    <style:style style:name="P10" style:family="paragraph" style:parent-style-name="Standard">
      <style:text-properties officeooo:paragraph-rsid="002f2afe"/>
    </style:style>
    <style:style style:name="P11" style:family="paragraph" style:parent-style-name="Standard">
      <style:text-properties officeooo:rsid="002f2afe" officeooo:paragraph-rsid="002f2afe"/>
    </style:style>
    <style:style style:name="P12" style:family="paragraph" style:parent-style-name="Standard">
      <style:text-properties officeooo:rsid="002f2afe" officeooo:paragraph-rsid="001fafc7"/>
    </style:style>
    <style:style style:name="P13" style:family="paragraph" style:parent-style-name="Standard">
      <style:text-properties officeooo:rsid="00300ab0" officeooo:paragraph-rsid="00300ab0"/>
    </style:style>
    <style:style style:name="T1" style:family="text">
      <style:text-properties officeooo:rsid="0020efb9"/>
    </style:style>
    <style:style style:name="T2" style:family="text">
      <style:text-properties officeooo:rsid="002f2afe"/>
    </style:style>
    <style:style style:name="T3" style:family="text">
      <style:text-properties officeooo:rsid="00300ab0"/>
    </style:style>
    <style:style style:name="T4" style:family="text">
      <style:text-properties officeooo:rsid="0030e1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QL Exercise 1 <text:span text:style-name="T4">ALL ANS -&gt;ID:200240320135</text:span></text:p>
      <text:p text:style-name="Standard"/>
      <text:p text:style-name="Standard"/>
      <text:p text:style-name="Standard"/>
      <text:p text:style-name="P10"><text:span text:style-name="T2">1] <text:s text:c="2"/></text:span></text:p>
      <text:p text:style-name="P10"/>
      <text:p text:style-name="P10"><text:span text:style-name="T2">create table </text:span>SEMP</text:p>
      <text:p text:style-name="P2">(</text:p>
      <text:p text:style-name="P1"><text:tab/>EMPNO CHAR(4),</text:p>
      <text:p text:style-name="P1"><text:tab/>EMPNAME CHAR(20),</text:p>
      <text:p text:style-name="P1"><text:tab/>BASIC FLOAT(9,2),</text:p>
      <text:p text:style-name="P1"><text:tab/>DEPTNO CHAR(2),</text:p>
      <text:p text:style-name="P1"><text:tab/>DEPTHEAD CHAR(4)</text:p>
      <text:p text:style-name="P2">);</text:p>
      <text:p text:style-name="P1"/>
      <text:p text:style-name="P11">2]</text:p>
      <text:p text:style-name="P4">create table SDEPT</text:p>
      <text:p text:style-name="P4">(</text:p>
      <text:p text:style-name="P3"><text:tab/>DEPTNO CHAR(2),</text:p>
      <text:p text:style-name="Standard"><text:tab/>DEPTNAME CHAR(15)</text:p>
      <text:p text:style-name="P4">);</text:p>
      <text:p text:style-name="P4"/>
      <text:p text:style-name="P4"/>
      <text:p text:style-name="P11"/>
      <text:p text:style-name="P8"/>
      <text:p text:style-name="P8">create table SUPLLIER</text:p>
      <text:p text:style-name="P6">(</text:p>
      <text:p text:style-name="P6"><text:tab/>S INT (4),</text:p>
      <text:p text:style-name="P6"><text:tab/>SNAME VARCHAR(20),</text:p>
      <text:p text:style-name="P6"><text:tab/>STATUS VARCHAR(15),</text:p>
      <text:p text:style-name="P6"><text:tab/>CITY VARCHAR(15) </text:p>
      <text:p text:style-name="P6">);</text:p>
      <text:p text:style-name="P12"/>
      <text:p text:style-name="P6">create table PARTS</text:p>
      <text:p text:style-name="P6">(</text:p>
      <text:p text:style-name="P6"><text:tab/>P <text:s/>INT(4),</text:p>
      <text:p text:style-name="P6"><text:tab/>PNAME <text:s/>VARCHAR(20),</text:p>
      <text:p text:style-name="P6"><text:tab/>COLOR VARCHAR(15),</text:p>
      <text:p text:style-name="P6"><text:tab/>WEIGHT INT(2),</text:p>
      <text:p text:style-name="P6"><text:tab/>CITY VARCHAR(10) </text:p>
      <text:p text:style-name="P6">);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reate table PROJECTS</text:p>
      <text:p text:style-name="P6">(</text:p>
      <text:p text:style-name="P6"><text:tab/>J INT (4),</text:p>
      <text:p text:style-name="P6"><text:tab/>JNAME VARCHAR(20),</text:p>
      <text:p text:style-name="P6"><text:tab/>JCITY VARCHAR(15) </text:p>
      <text:p text:style-name="P6">);</text:p>
      <text:p text:style-name="P7">create table S<text:span text:style-name="T1">PJ</text:span></text:p>
      <text:p text:style-name="P7">(</text:p>
      <text:p text:style-name="P7"><text:tab/>S INT (4),</text:p>
      <text:p text:style-name="P7"><text:tab/><text:span text:style-name="T1">P INT</text:span>(<text:span text:style-name="T1">4</text:span>),</text:p>
      <text:p text:style-name="P7"><text:tab/><text:span text:style-name="T1">J INT</text:span>(<text:span text:style-name="T1">4</text:span>),</text:p>
      <text:p text:style-name="P7"><text:tab/><text:span text:style-name="T1">QTY</text:span> <text:span text:style-name="T1">INT</text:span>(<text:span text:style-name="T1">20</text:span>)</text:p>
      <text:p text:style-name="P7">);</text:p>
      <text:p text:style-name="P7"/>
      <text:p text:style-name="P7"/>
      <text:p text:style-name="P7"/>
      <text:p text:style-name="P7"/>
      <text:p text:style-name="P8"><text:span text:style-name="T2">5 ]</text:span></text:p>
      <text:p text:style-name="P8"><text:tab/>SELECT * FROM SUPLLIER;</text:p>
      <text:p text:style-name="P13">6]</text:p>
      <text:p text:style-name="P9"><text:s/><text:tab/>SELECT S,SNAME FROM SUPLLIER;</text:p>
      <text:p text:style-name="P9"><text:span text:style-name="T3">7]</text:span> </text:p>
      <text:p text:style-name="P7"><text:tab/> SELECT PNAME,COLOR FROM PARTS WHERE CITY='LONDON';</text:p>
      <text:p text:style-name="P13">8]</text:p>
      <text:p text:style-name="P7"><text:tab/>SELECT S,SNAME,CITY FROM SUPLLIER WHERE CITY='LONDON';</text:p>
      <text:p text:style-name="P13">9]</text:p>
      <text:p text:style-name="P7"><text:tab/>SELECT S,SNAME,CITY FROM SUPLLIER WHERE CITY='PARIS' OR CITY='ATHENS';</text:p>
      <text:p text:style-name="P13">10]</text:p>
      <text:p text:style-name="P7"><text:tab/> SELECT J,JNAME,JCITY FROM PROJECTS WHERE JCITY='ATHENS';</text:p>
      <text:p text:style-name="P9"><text:span text:style-name="T3">11]</text:span></text:p>
      <text:p text:style-name="P9"><text:tab/>SELECT P,PNAME,COLOR,WEIGHT FROM PARTS WHERE WEIGHT &gt;=12 AND WEIGHT &lt;=14;</text:p>
      <text:p text:style-name="P9"><text:span text:style-name="T3">12]</text:span></text:p>
      <text:p text:style-name="P9"><text:tab/>SELECT S,SNAME,CITY,STATUS FROM SUPLLIER WHERE STATUS &gt;=20 ;</text:p>
      <text:p text:style-name="P9"><text:span text:style-name="T3">13]</text:span></text:p>
      <text:p text:style-name="P9"><text:tab/>SELECT * FROM SUPLLIER WHERE CITY NOT IN ('LONDON');</text:p>
      <text:p text:style-name="P9"><text:span text:style-name="T3">14]</text:span></text:p>
      <text:p text:style-name="P9"><text:tab/> SELECT CITY FROM SUPLLIER ;</text:p>
      <text:p text:style-name="P9"><text:span text:style-name="T3">15]</text:span></text:p>
      <text:p text:style-name="P9"><text:tab/> SELECT P,PNAME,WEIGHT AS "WEIGHT(GM)",WEIGHT/1000 AS "WEIGHT MG",WEIGHT*1000 AS "WEIGHT KG" FROM PART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09:27:54.789204062</meta:creation-date>
    <dc:date>2020-07-17T21:42:40.604391482</dc:date>
    <meta:editing-duration>PT1H12M55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66" meta:word-count="177" meta:character-count="1180" meta:non-whitespace-character-count="1021"/>
  </office:meta>
</office:document-meta>
</file>